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A000001B69E4F5CBE8FF7DF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e64" officeooo:paragraph-rsid="0004ae6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3 Lab 4</text:p>
      <text:p text:style-name="P1"/>
      <text:p text:style-name="P1"><draw:frame draw:style-name="fr1" draw:name="Image1" text:anchor-type="char" svg:width="6.1043in" svg:height="4.5626in" draw:z-index="0"><draw:image xlink:href="Pictures/100000010000024A000001B69E4F5CBE8FF7DF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17:32:35.207192331</meta:creation-date>
    <dc:date>2022-01-24T17:33:24.362135760</dc:date>
    <meta:editing-duration>PT49S</meta:editing-duration>
    <meta:editing-cycles>1</meta:editing-cycles>
    <meta:document-statistic meta:table-count="0" meta:image-count="1" meta:object-count="0" meta:page-count="1" meta:paragraph-count="1" meta:word-count="4" meta:character-count="14" meta:non-whitespace-character-count="11"/>
    <meta:generator>LibreOffice/7.2.5.2.0$Linux_X86_64 LibreOffice_project/20$Build-2</meta:generator>
  </office:meta>
</office:document-meta>
</file>